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79f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This reflects good computational scalability, especially in larger molecules like <text:span text:style-name="T1">the one in the </text:span>PENCEN <text:span text:style-name="T1">file</text:span>, <text:span text:style-name="T1">the more cpus involved the more calculations can be run in parallel</text:span>. However, the reduction in time is not perfectly linear, indicating diminishing returns at higher core counts due to <text:span text:style-name="T1">possible limit in calculation run at the same time or maybe</text:span> limitations in the parallel algorithm. <text:span text:style-name="T1">The time taken does not reduce as much the more cpus are involved.</text:span> Overall, both <text:span text:style-name="T1">molecules calculations</text:span> show improved efficiency with <text:span text:style-name="T1">more</text:span> <text:span text:style-name="T1">cpus</text:span>, but optimal core usage depends on the molecule size and the nature of the calculat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22:36:01.098867903</meta:creation-date>
    <dc:date>2025-04-01T22:40:45.745378002</dc:date>
    <meta:editing-duration>PT4M45S</meta:editing-duration>
    <meta:editing-cycles>1</meta:editing-cycles>
    <meta:document-statistic meta:table-count="0" meta:image-count="0" meta:object-count="0" meta:page-count="1" meta:paragraph-count="1" meta:word-count="100" meta:character-count="625" meta:non-whitespace-character-count="526"/>
    <meta:generator>LibreOffice/24.2.7.2$Linux_X86_64 LibreOffice_project/420$Build-2</meta:generator>
  </office:meta>
</office:document-meta>
</file>